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ew Directions</text:span></text:p>
      <text:p text:style-name="Standard"/>
      <text:list xml:id="list885699023297198323" text:style-name="WWNum1">
        <text:list-item>
          <text:p text:style-name="P1">1776 America was a really big force in British/World economy.</text:p>
        </text:list-item>
        <text:list-item>
          <text:p text:style-name="P1">Americans adopted Slave Trade.</text:p>
        </text:list-item>
        <text:list-item>
          <text:p text:style-name="P1">First to hunt whales in Antartica in 1774</text:p>
        </text:list-item>
        <text:list-item>
          <text:p text:style-name="P1">Americans were not always trading in gold/silver</text:p>
        </text:list-item>
        <text:list-item>
          <text:p text:style-name="P1">To pay for European goods, they had to pay in staples, or pay via gold and silver.</text:p>
        </text:list-item>
        <text:list-item>
          <text:p text:style-name="P1">British power in the colonies were limited, and had their own government.</text:p>
        </text:list-item>
        <text:list-item>
          <text:p text:style-name="P1">Royal or crown colonies were chosen by the king.</text:p>
        </text:list-item>
        <text:list-item>
          <text:p text:style-name="P1">Selective democracy.</text:p>
        </text:list-item>
        <text:list-item>
          <text:p text:style-name="P1">Moving towards independence.</text:p>
        </text:list-item>
        <text:list-item>
          <text:p text:style-name="P1">Coloines didn't have enough power to allow all people to vo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/>
      </style:paragraph-properties>
      <style:text-properties fo:color="#00000a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4:23:53.410065408</meta:creation-date>
    <meta:editing-cycles>0</meta:editing-cycles>
    <meta:editing-duration>P0D</meta:editing-duration>
    <meta:document-statistic meta:table-count="0" meta:image-count="0" meta:object-count="0" meta:page-count="1" meta:paragraph-count="11" meta:word-count="95" meta:character-count="517" meta:non-whitespace-character-count="443"/>
    <meta:generator>LibreOffice/4.1.2.3$Linux_X86_64 LibreOffice_project/410m0$Build-3</meta:generator>
  </office:meta>
</office:document-meta>
</file>